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4.7953in"/>
    </style:style>
    <style:style style:name="co8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272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5102in"/>
    </style:style>
    <style:style style:name="co12" style:family="table-column">
      <style:table-column-properties fo:break-before="auto" style:column-width="1.8417in"/>
    </style:style>
    <style:style style:name="co13" style:family="table-column">
      <style:table-column-properties fo:break-before="auto" style:column-width="2.3098in"/>
    </style:style>
    <style:style style:name="co14" style:family="table-column">
      <style:table-column-properties fo:break-before="auto" style:column-width="1.772in"/>
    </style:style>
    <style:style style:name="co1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72in" fo:break-before="auto" style:use-optimal-row-height="true"/>
    </style:style>
    <style:style style:name="ro3" style:family="table-row">
      <style:table-row-properties style:row-height="0.3575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Rollup" table:style-name="ta1">
        <table:table-column table:style-name="co11" table:default-cell-style-name="Default"/>
        <table:table-column table:style-name="co12" table:default-cell-style-name="Default"/>
        <table:table-column table:style-name="co12" table:number-columns-repeated="2" table:default-cell-style-name="ce3"/>
        <table:table-column table:style-name="co12" table:number-columns-repeated="2" table:default-cell-style-name="ce4"/>
        <table:table-column table:style-name="co13" table:default-cell-style-name="ce4"/>
        <table:table-row table:style-name="ro1">
          <table:table-cell table:style-name="ce2" office:value-type="string" calcext:value-type="string">
            <text:p>Use Case</text:p>
          </table:table-cell>
          <table:table-cell table:style-name="ce2" office:value-type="string" calcext:value-type="string">
            <text:p>Command Count</text:p>
          </table:table-cell>
          <table:table-cell table:style-name="ce2" office:value-type="string" calcext:value-type="string">
            <text:p>Bytes Transmitted (bytes)</text:p>
          </table:table-cell>
          <table:table-cell table:style-name="ce2" office:value-type="string" calcext:value-type="string">
            <text:p>Pixel Data Changed (bytes)</text:p>
          </table:table-cell>
          <table:table-cell table:style-name="ce2" office:value-type="string" calcext:value-type="string">
            <text:p>Bytes Transmitted (MB)</text:p>
          </table:table-cell>
          <table:table-cell table:style-name="ce2" office:value-type="string" calcext:value-type="string">
            <text:p>Pixel Data Changed (GB)</text:p>
          </table:table-cell>
          <table:table-cell table:style-name="ce2" office:value-type="string" calcext:value-type="string">
            <text:p>Bandwidth Transmitted (Gbps)</text:p>
          </table:table-cell>
        </table:table-row>
        <table:table-row table:style-name="ro1">
          <table:table-cell table:formula="of:=[$Runs.A2]" office:value-type="string" office:string-value="Video Conference" calcext:value-type="string">
            <text:p>Video Conference</text:p>
          </table:table-cell>
          <table:table-cell table:formula="of:=[Runs.C8]" office:value-type="float" office:value="78084680" calcext:value-type="float">
            <text:p>78084680</text:p>
          </table:table-cell>
          <table:table-cell table:formula="of:=[$Runs.D8]" office:value-type="float" office:value="5937855640" calcext:value-type="float">
            <text:p>5937855640</text:p>
          </table:table-cell>
          <table:table-cell table:formula="of:=[$Counts.H12]" office:value-type="float" office:value="11303641239" calcext:value-type="float">
            <text:p>11303641239</text:p>
          </table:table-cell>
          <table:table-cell table:formula="of:=[.C2]/1024/1024" office:value-type="float" office:value="5662.780418396" calcext:value-type="float">
            <text:p>5662.78</text:p>
          </table:table-cell>
          <table:table-cell table:formula="of:=[.D2]/1024/1024/1024" office:value-type="float" office:value="10.5273362612352" calcext:value-type="float">
            <text:p>10.53</text:p>
          </table:table-cell>
          <table:table-cell table:formula="of:=[.E2]/1024*8/10" office:value-type="float" office:value="4.42404720187187" calcext:value-type="float">
            <text:p>4.42</text:p>
          </table:table-cell>
        </table:table-row>
        <table:table-row table:style-name="ro1">
          <table:table-cell table:formula="of:=[$Runs.A16]" office:value-type="string" office:string-value="Billboard" calcext:value-type="string">
            <text:p>Billboard</text:p>
          </table:table-cell>
          <table:table-cell table:formula="of:=[Runs.C14]" office:value-type="float" office:value="82075300" calcext:value-type="float">
            <text:p>82075300</text:p>
          </table:table-cell>
          <table:table-cell table:formula="of:=[$Runs.D14]" office:value-type="float" office:value="5032943908" calcext:value-type="float">
            <text:p>5032943908</text:p>
          </table:table-cell>
          <table:table-cell table:formula="of:=[$Counts.H20]" office:value-type="float" office:value="4108009389" calcext:value-type="float">
            <text:p>4108009389</text:p>
          </table:table-cell>
          <table:table-cell table:formula="of:=[.C3]/1024/1024" office:value-type="float" office:value="4799.7893409729" calcext:value-type="float">
            <text:p>4799.79</text:p>
          </table:table-cell>
          <table:table-cell table:formula="of:=[.D3]/1024/1024/1024" office:value-type="float" office:value="3.82588188070804" calcext:value-type="float">
            <text:p>3.83</text:p>
          </table:table-cell>
          <table:table-cell table:formula="of:=[.E3]/1024*8/10" office:value-type="float" office:value="3.74983542263508" calcext:value-type="float">
            <text:p>3.75</text:p>
          </table:table-cell>
        </table:table-row>
        <table:table-row table:style-name="ro1">
          <table:table-cell table:formula="of:=[$Runs.A10]" office:value-type="string" office:string-value="Jumbotron" calcext:value-type="string">
            <text:p>Jumbotron</text:p>
          </table:table-cell>
          <table:table-cell table:formula="of:=[Runs.C20]" office:value-type="float" office:value="93701208" calcext:value-type="float">
            <text:p>93701208</text:p>
          </table:table-cell>
          <table:table-cell table:formula="of:=[$Runs.D20]" office:value-type="float" office:value="4085555056" calcext:value-type="float">
            <text:p>4085555056</text:p>
          </table:table-cell>
          <table:table-cell table:formula="of:=[$Counts.H27]" office:value-type="float" office:value="19824623271" calcext:value-type="float">
            <text:p>19824623271</text:p>
          </table:table-cell>
          <table:table-cell table:formula="of:=[.C4]/1024/1024" office:value-type="float" office:value="3896.2889251709" calcext:value-type="float">
            <text:p>3896.29</text:p>
          </table:table-cell>
          <table:table-cell table:formula="of:=[.D4]/1024/1024/1024" office:value-type="float" office:value="18.4631191855296" calcext:value-type="float">
            <text:p>18.46</text:p>
          </table:table-cell>
          <table:table-cell table:formula="of:=[.E4]/1024*8/10" office:value-type="float" office:value="3.04397572278976" calcext:value-type="float">
            <text:p>3.04</text:p>
          </table:table-cell>
        </table:table-row>
      </table:table>
      <table:table table:name="Runs" table:style-name="ta1">
        <table:table-column table:style-name="co14" table:default-cell-style-name="ce5"/>
        <table:table-column table:style-name="co15" table:number-columns-repeated="18" table:default-cell-style-name="Default"/>
        <table:table-column table:style-name="co4" table:number-columns-repeated="1005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Video Conference</text:p>
          </table:table-cell>
          <table:table-cell table:style-name="ce2" office:value-type="string" calcext:value-type="string">
            <text:p>Frames</text:p>
          </table:table-cell>
          <table:table-cell table:style-name="ce2" office:value-type="string" calcext:value-type="string">
            <text:p>Commands Sent</text:p>
          </table:table-cell>
          <table:table-cell table:style-name="ce2" office:value-type="string" calcext:value-type="string">
            <text:p>Bytes Transmitted</text:p>
          </table:table-cell>
          <table:table-cell table:style-name="ce2" office:value-type="string" calcext:value-type="string">
            <text:p>IV Num Reads</text:p>
          </table:table-cell>
          <table:table-cell table:style-name="ce2" office:value-type="string" calcext:value-type="string">
            <text:p>IV Bytes Read</text:p>
          </table:table-cell>
          <table:table-cell table:style-name="ce2" office:value-type="string" calcext:value-type="string">
            <text:p>IV Num Writes</text:p>
          </table:table-cell>
          <table:table-cell table:style-name="ce2" office:value-type="string" calcext:value-type="string">
            <text:p>IV Bytes Written</text:p>
          </table:table-cell>
          <table:table-cell table:style-name="ce2" office:value-type="string" calcext:value-type="string">
            <text:p>CP Num Reads</text:p>
          </table:table-cell>
          <table:table-cell table:style-name="ce2" office:value-type="string" calcext:value-type="string">
            <text:p>CP Bytes Read</text:p>
          </table:table-cell>
          <table:table-cell table:style-name="ce2" office:value-type="string" calcext:value-type="string">
            <text:p>CP Num Writes</text:p>
          </table:table-cell>
          <table:table-cell table:style-name="ce2" office:value-type="string" calcext:value-type="string">
            <text:p>CP Bytes Written</text:p>
          </table:table-cell>
          <table:table-cell table:style-name="ce2" office:value-type="string" calcext:value-type="string">
            <text:p>FV Num Reads</text:p>
          </table:table-cell>
          <table:table-cell table:style-name="ce2" office:value-type="string" calcext:value-type="string">
            <text:p>FV Bytes Read</text:p>
          </table:table-cell>
          <table:table-cell table:style-name="ce2" office:value-type="string" calcext:value-type="string">
            <text:p>FV Num Writes</text:p>
          </table:table-cell>
          <table:table-cell table:style-name="ce2" office:value-type="string" calcext:value-type="string">
            <text:p>FV Bytes Written</text:p>
          </table:table-cell>
          <table:table-cell table:style-name="ce2" office:value-type="string" calcext:value-type="string">
            <text:p>FV Time</text:p>
          </table:table-cell>
          <table:table-cell table:style-name="ce2" office:value-type="string" calcext:value-type="string">
            <text:p>Pixels Mapped</text:p>
          </table:table-cell>
          <table:table-cell table:style-name="ce2" office:value-type="string" calcext:value-type="string">
            <text:p>Pixels Blended</text:p>
          </table:table-cell>
          <table:table-cell table:style-name="ce2" table:number-columns-repeated="1005"/>
        </table:table-row>
        <table:table-row table:style-name="ro2">
          <table:table-cell office:value-type="string" calcext:value-type="string">
            <text:p>First pass with GL and wihtout DctTiler underflow fix</text:p>
          </table:table-cell>
          <table:table-cell office:value-type="float" office:value="1896" calcext:value-type="float">
            <text:p>1896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944728" calcext:value-type="float">
            <text:p>584944728</text:p>
          </table:table-cell>
          <table:table-cell office:value-type="float" office:value="83607552000" calcext:value-type="float">
            <text:p>83607552000</text:p>
          </table:table-cell>
          <table:table-cell office:value-type="float" office:value="334430208000" calcext:value-type="float">
            <text:p>3344302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91840000" calcext:value-type="float">
            <text:p>278691840000</text:p>
          </table:table-cell>
          <table:table-cell office:value-type="float" office:value="1226244096000" calcext:value-type="float">
            <text:p>1226244096000</text:p>
          </table:table-cell>
          <table:table-cell office:value-type="float" office:value="3435397824" calcext:value-type="float">
            <text:p>3435397824</text:p>
          </table:table-cell>
          <table:table-cell office:value-type="float" office:value="27483182592" calcext:value-type="float">
            <text:p>27483182592</text:p>
          </table:table-cell>
          <table:table-cell office:value-type="float" office:value="27869184000" calcext:value-type="float">
            <text:p>27869184000</text:p>
          </table:table-cell>
          <table:table-cell office:value-type="float" office:value="111476736000" calcext:value-type="float">
            <text:p>1114767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456000" calcext:value-type="float">
            <text:p>4354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econd pass with GL and DctTiler underflow fix</text:p>
          </table:table-cell>
          <table:table-cell office:value-type="float" office:value="1840" calcext:value-type="float">
            <text:p>1840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83392" calcext:value-type="float">
            <text:p>584883392</text:p>
          </table:table-cell>
          <table:table-cell office:value-type="float" office:value="71663616000" calcext:value-type="float">
            <text:p>71663616000</text:p>
          </table:table-cell>
          <table:table-cell office:value-type="float" office:value="286654464000" calcext:value-type="float">
            <text:p>2866544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878720000" calcext:value-type="float">
            <text:p>238878720000</text:p>
          </table:table-cell>
          <table:table-cell office:value-type="float" office:value="1051066368000" calcext:value-type="float">
            <text:p>1051066368000</text:p>
          </table:table-cell>
          <table:table-cell office:value-type="float" office:value="3434907136" calcext:value-type="float">
            <text:p>3434907136</text:p>
          </table:table-cell>
          <table:table-cell office:value-type="float" office:value="27479257088" calcext:value-type="float">
            <text:p>27479257088</text:p>
          </table:table-cell>
          <table:table-cell office:value-type="float" office:value="23887872000" calcext:value-type="float">
            <text:p>23887872000</text:p>
          </table:table-cell>
          <table:table-cell office:value-type="float" office:value="95551488000" calcext:value-type="float">
            <text:p>955514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248000" calcext:value-type="float">
            <text:p>37324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hird pass without GL and with DctTiler underflow fix</text:p>
          </table:table-cell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ourth pass without GL and with DctTiler underflow fix</text:p>
          </table:table-cell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fth pass with GL and DctTiler underflow fix and No Cost Model Clearing</text:p>
          </table:table-cell>
          <table:table-cell office:value-type="float" office:value="1707" calcext:value-type="float">
            <text:p>1707</text:p>
          </table:table-cell>
          <table:table-cell office:value-type="float" office:value="78084680" calcext:value-type="float">
            <text:p>78084680</text:p>
          </table:table-cell>
          <table:table-cell office:value-type="float" office:value="5937855640" calcext:value-type="float">
            <text:p>5937855640</text:p>
          </table:table-cell>
          <table:table-cell office:value-type="float" office:value="914905497984" calcext:value-type="float">
            <text:p>914905497984</text:p>
          </table:table-cell>
          <table:table-cell office:value-type="float" office:value="3659621991936" calcext:value-type="float">
            <text:p>365962199193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49684993280" calcext:value-type="float">
            <text:p>3049684993280</text:p>
          </table:table-cell>
          <table:table-cell office:value-type="float" office:value="13418613970432" calcext:value-type="float">
            <text:p>13418613970432</text:p>
          </table:table-cell>
          <table:table-cell office:value-type="float" office:value="83914556864" calcext:value-type="float">
            <text:p>83914556864</text:p>
          </table:table-cell>
          <table:table-cell office:value-type="float" office:value="586381798912" calcext:value-type="float">
            <text:p>586381798912</text:p>
          </table:table-cell>
          <table:table-cell office:value-type="float" office:value="304968499328" calcext:value-type="float">
            <text:p>304968499328</text:p>
          </table:table-cell>
          <table:table-cell office:value-type="float" office:value="1219873997312" calcext:value-type="float">
            <text:p>1219873997312</text:p>
          </table:table-cell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4765132802" calcext:value-type="float">
            <text:p>476513280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fth pass without GL and DctTiler underflow fix and No Cost Model Clearing</text:p>
          </table:table-cell>
          <table:table-cell table:style-name="ce5" office:value-type="float" office:value="2411" calcext:value-type="float">
            <text:p>2411</text:p>
          </table:table-cell>
          <table:table-cell office:value-type="float" office:value="78084680" calcext:value-type="float">
            <text:p>78084680</text:p>
          </table:table-cell>
          <table:table-cell office:value-type="float" office:value="5937855640" calcext:value-type="float">
            <text:p>5937855640</text:p>
          </table:table-cell>
          <table:table-cell office:value-type="float" office:value="1528823808000" calcext:value-type="float">
            <text:p>1528823808000</text:p>
          </table:table-cell>
          <table:table-cell office:value-type="float" office:value="6115295232000" calcext:value-type="float">
            <text:p>6115295232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96079360000" calcext:value-type="float">
            <text:p>5096079360000</text:p>
          </table:table-cell>
          <table:table-cell office:value-type="float" office:value="22422749184000" calcext:value-type="float">
            <text:p>22422749184000</text:p>
          </table:table-cell>
          <table:table-cell office:value-type="float" office:value="83914556864" calcext:value-type="float">
            <text:p>83914556864</text:p>
          </table:table-cell>
          <table:table-cell office:value-type="float" office:value="586381798912" calcext:value-type="float">
            <text:p>586381798912</text:p>
          </table:table-cell>
          <table:table-cell office:value-type="float" office:value="509607936000" calcext:value-type="float">
            <text:p>509607936000</text:p>
          </table:table-cell>
          <table:table-cell office:value-type="float" office:value="2038431744000" calcext:value-type="float">
            <text:p>2038431744000</text:p>
          </table:table-cell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7962624000" calcext:value-type="float">
            <text:p>796262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Jumbotron</text:p>
          </table:table-cell>
          <table:table-cell table:style-name="ce2" office:value-type="string" calcext:value-type="string">
            <text:p>Frames</text:p>
          </table:table-cell>
          <table:table-cell table:style-name="ce2" office:value-type="string" calcext:value-type="string">
            <text:p>Commands Sent</text:p>
          </table:table-cell>
          <table:table-cell table:style-name="ce2" office:value-type="string" calcext:value-type="string">
            <text:p>Bytes Transmitted</text:p>
          </table:table-cell>
          <table:table-cell table:style-name="ce2" office:value-type="string" calcext:value-type="string">
            <text:p>IV Num Reads</text:p>
          </table:table-cell>
          <table:table-cell table:style-name="ce2" office:value-type="string" calcext:value-type="string">
            <text:p>IV Bytes Read</text:p>
          </table:table-cell>
          <table:table-cell table:style-name="ce2" office:value-type="string" calcext:value-type="string">
            <text:p>IV Num Writes</text:p>
          </table:table-cell>
          <table:table-cell table:style-name="ce2" office:value-type="string" calcext:value-type="string">
            <text:p>IV Bytes Written</text:p>
          </table:table-cell>
          <table:table-cell table:style-name="ce2" office:value-type="string" calcext:value-type="string">
            <text:p>CP Num Reads</text:p>
          </table:table-cell>
          <table:table-cell table:style-name="ce2" office:value-type="string" calcext:value-type="string">
            <text:p>CP Bytes Read</text:p>
          </table:table-cell>
          <table:table-cell table:style-name="ce2" office:value-type="string" calcext:value-type="string">
            <text:p>CP Num Writes</text:p>
          </table:table-cell>
          <table:table-cell table:style-name="ce2" office:value-type="string" calcext:value-type="string">
            <text:p>CP Bytes Written</text:p>
          </table:table-cell>
          <table:table-cell table:style-name="ce2" office:value-type="string" calcext:value-type="string">
            <text:p>FV Num Reads</text:p>
          </table:table-cell>
          <table:table-cell table:style-name="ce2" office:value-type="string" calcext:value-type="string">
            <text:p>FV Bytes Read</text:p>
          </table:table-cell>
          <table:table-cell table:style-name="ce2" office:value-type="string" calcext:value-type="string">
            <text:p>FV Num Writes</text:p>
          </table:table-cell>
          <table:table-cell table:style-name="ce2" office:value-type="string" calcext:value-type="string">
            <text:p>FV Bytes Written</text:p>
          </table:table-cell>
          <table:table-cell table:style-name="ce2" office:value-type="string" calcext:value-type="string">
            <text:p>FV Time</text:p>
          </table:table-cell>
          <table:table-cell table:style-name="ce2" office:value-type="string" calcext:value-type="string">
            <text:p>Pixels Mapped</text:p>
          </table:table-cell>
          <table:table-cell table:style-name="ce2" office:value-type="string" calcext:value-type="string">
            <text:p>Pixels Blended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rst pass without GL</text:p>
          </table:table-cell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econd <text:s/>pass without GL</text:p>
          </table:table-cell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hird pass with GL and No Cost Model Clearing</text:p>
          </table:table-cell>
          <table:table-cell table:style-name="ce5" office:value-type="float" office:value="881" calcext:value-type="float">
            <text:p>881</text:p>
          </table:table-cell>
          <table:table-cell office:value-type="float" office:value="82075300" calcext:value-type="float">
            <text:p>82075300</text:p>
          </table:table-cell>
          <table:table-cell office:value-type="float" office:value="5032943908" calcext:value-type="float">
            <text:p>5032943908</text:p>
          </table:table-cell>
          <table:table-cell office:value-type="float" office:value="1313213644992" calcext:value-type="float">
            <text:p>1313213644992</text:p>
          </table:table-cell>
          <table:table-cell office:value-type="float" office:value="5252854579968" calcext:value-type="float">
            <text:p>52528545799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377378816640" calcext:value-type="float">
            <text:p>4377378816640</text:p>
          </table:table-cell>
          <table:table-cell office:value-type="float" office:value="19260466793216" calcext:value-type="float">
            <text:p>19260466793216</text:p>
          </table:table-cell>
          <table:table-cell office:value-type="float" office:value="88729991936" calcext:value-type="float">
            <text:p>88729991936</text:p>
          </table:table-cell>
          <table:table-cell office:value-type="float" office:value="590341593088" calcext:value-type="float">
            <text:p>590341593088</text:p>
          </table:table-cell>
          <table:table-cell office:value-type="float" office:value="437737881664" calcext:value-type="float">
            <text:p>437737881664</text:p>
          </table:table-cell>
          <table:table-cell office:value-type="float" office:value="1750951526656" calcext:value-type="float">
            <text:p>1750951526656</text:p>
          </table:table-cell>
          <table:table-cell office:value-type="float" office:value="32768" calcext:value-type="float">
            <text:p>3276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6839654401" calcext:value-type="float">
            <text:p>6839654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fth pass without GL and DctTiler underflow fix and No Cost Model Clearing</text:p>
          </table:table-cell>
          <table:table-cell table:style-name="ce5" office:value-type="float" office:value="1206" calcext:value-type="float">
            <text:p>1206</text:p>
          </table:table-cell>
          <table:table-cell office:value-type="float" office:value="82075300" calcext:value-type="float">
            <text:p>82075300</text:p>
          </table:table-cell>
          <table:table-cell office:value-type="float" office:value="5032943908" calcext:value-type="float">
            <text:p>5032943908</text:p>
          </table:table-cell>
          <table:table-cell office:value-type="float" office:value="2151677952000" calcext:value-type="float">
            <text:p>2151677952000</text:p>
          </table:table-cell>
          <table:table-cell office:value-type="float" office:value="8606711808000" calcext:value-type="float">
            <text:p>8606711808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72259840000" calcext:value-type="float">
            <text:p>7172259840000</text:p>
          </table:table-cell>
          <table:table-cell office:value-type="float" office:value="31557943296000" calcext:value-type="float">
            <text:p>31557943296000</text:p>
          </table:table-cell>
          <table:table-cell office:value-type="float" office:value="88729991936" calcext:value-type="float">
            <text:p>88729991936</text:p>
          </table:table-cell>
          <table:table-cell office:value-type="float" office:value="590341593088" calcext:value-type="float">
            <text:p>590341593088</text:p>
          </table:table-cell>
          <table:table-cell office:value-type="float" office:value="717225984000" calcext:value-type="float">
            <text:p>717225984000</text:p>
          </table:table-cell>
          <table:table-cell office:value-type="float" office:value="2868903936000" calcext:value-type="float">
            <text:p>2868903936000</text:p>
          </table:table-cell>
          <table:table-cell office:value-type="float" office:value="32768" calcext:value-type="float">
            <text:p>3276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11206656000" calcext:value-type="float">
            <text:p>112066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Billboard</text:p>
          </table:table-cell>
          <table:table-cell table:style-name="ce2" office:value-type="string" calcext:value-type="string">
            <text:p>Frames</text:p>
          </table:table-cell>
          <table:table-cell table:style-name="ce2" office:value-type="string" calcext:value-type="string">
            <text:p>Commands Sent</text:p>
          </table:table-cell>
          <table:table-cell table:style-name="ce2" office:value-type="string" calcext:value-type="string">
            <text:p>Bytes Transmitted</text:p>
          </table:table-cell>
          <table:table-cell table:style-name="ce2" office:value-type="string" calcext:value-type="string">
            <text:p>IV Num Reads</text:p>
          </table:table-cell>
          <table:table-cell table:style-name="ce2" office:value-type="string" calcext:value-type="string">
            <text:p>IV Bytes Read</text:p>
          </table:table-cell>
          <table:table-cell table:style-name="ce2" office:value-type="string" calcext:value-type="string">
            <text:p>IV Num Writes</text:p>
          </table:table-cell>
          <table:table-cell table:style-name="ce2" office:value-type="string" calcext:value-type="string">
            <text:p>IV Bytes Written</text:p>
          </table:table-cell>
          <table:table-cell table:style-name="ce2" office:value-type="string" calcext:value-type="string">
            <text:p>CP Num Reads</text:p>
          </table:table-cell>
          <table:table-cell table:style-name="ce2" office:value-type="string" calcext:value-type="string">
            <text:p>CP Bytes Read</text:p>
          </table:table-cell>
          <table:table-cell table:style-name="ce2" office:value-type="string" calcext:value-type="string">
            <text:p>CP Num Writes</text:p>
          </table:table-cell>
          <table:table-cell table:style-name="ce2" office:value-type="string" calcext:value-type="string">
            <text:p>CP Bytes Written</text:p>
          </table:table-cell>
          <table:table-cell table:style-name="ce2" office:value-type="string" calcext:value-type="string">
            <text:p>FV Num Reads</text:p>
          </table:table-cell>
          <table:table-cell table:style-name="ce2" office:value-type="string" calcext:value-type="string">
            <text:p>FV Bytes Read</text:p>
          </table:table-cell>
          <table:table-cell table:style-name="ce2" office:value-type="string" calcext:value-type="string">
            <text:p>FV Num Writes</text:p>
          </table:table-cell>
          <table:table-cell table:style-name="ce2" office:value-type="string" calcext:value-type="string">
            <text:p>FV Bytes Written</text:p>
          </table:table-cell>
          <table:table-cell table:style-name="ce2" office:value-type="string" calcext:value-type="string">
            <text:p>FV Time</text:p>
          </table:table-cell>
          <table:table-cell table:style-name="ce2" office:value-type="string" calcext:value-type="string">
            <text:p>Pixels Mapped</text:p>
          </table:table-cell>
          <table:table-cell table:style-name="ce2" office:value-type="string" calcext:value-type="string">
            <text:p>Pixels Blended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rst pass without GL</text:p>
          </table:table-cell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econd <text:s/>pass without GL</text:p>
          </table:table-cell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hird pass with GL and No Cost Model Clearing</text:p>
          </table:table-cell>
          <table:table-cell table:style-name="ce5" office:value-type="float" office:value="1441" calcext:value-type="float">
            <text:p>1441</text:p>
          </table:table-cell>
          <table:table-cell office:value-type="float" office:value="93701208" calcext:value-type="float">
            <text:p>93701208</text:p>
          </table:table-cell>
          <table:table-cell office:value-type="float" office:value="4085555056" calcext:value-type="float">
            <text:p>4085555056</text:p>
          </table:table-cell>
          <table:table-cell office:value-type="float" office:value="1146617856000" calcext:value-type="float">
            <text:p>1146617856000</text:p>
          </table:table-cell>
          <table:table-cell office:value-type="float" office:value="4586471424000" calcext:value-type="float">
            <text:p>45864714240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22059520000" calcext:value-type="float">
            <text:p>3822059520000</text:p>
          </table:table-cell>
          <table:table-cell office:value-type="float" office:value="16817061888000" calcext:value-type="float">
            <text:p>16817061888000</text:p>
          </table:table-cell>
          <table:table-cell office:value-type="float" office:value="35109651008" calcext:value-type="float">
            <text:p>35109651008</text:p>
          </table:table-cell>
          <table:table-cell office:value-type="float" office:value="217176216064" calcext:value-type="float">
            <text:p>217176216064</text:p>
          </table:table-cell>
          <table:table-cell office:value-type="float" office:value="382205952000" calcext:value-type="float">
            <text:p>382205952000</text:p>
          </table:table-cell>
          <table:table-cell office:value-type="float" office:value="1528823808000" calcext:value-type="float">
            <text:p>1528823808000</text:p>
          </table:table-cell>
          <table:table-cell office:value-type="float" office:value="24576" calcext:value-type="float">
            <text:p>24576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5971968000" calcext:value-type="float">
            <text:p>59719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fth pass without GL and DctTiler underflow fix and No Cost Model Clearing</text:p>
          </table:table-cell>
          <table:table-cell office:value-type="float" office:value="1447" calcext:value-type="float">
            <text:p>1447</text:p>
          </table:table-cell>
          <table:table-cell office:value-type="float" office:value="93701208" calcext:value-type="float">
            <text:p>93701208</text:p>
          </table:table-cell>
          <table:table-cell office:value-type="float" office:value="4085555056" calcext:value-type="float">
            <text:p>4085555056</text:p>
          </table:table-cell>
          <table:table-cell office:value-type="float" office:value="1146617856000" calcext:value-type="float">
            <text:p>1146617856000</text:p>
          </table:table-cell>
          <table:table-cell office:value-type="float" office:value="4586471424000" calcext:value-type="float">
            <text:p>45864714240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22059520000" calcext:value-type="float">
            <text:p>3822059520000</text:p>
          </table:table-cell>
          <table:table-cell office:value-type="float" office:value="16817061888000" calcext:value-type="float">
            <text:p>16817061888000</text:p>
          </table:table-cell>
          <table:table-cell office:value-type="float" office:value="35109651008" calcext:value-type="float">
            <text:p>35109651008</text:p>
          </table:table-cell>
          <table:table-cell office:value-type="float" office:value="217176216064" calcext:value-type="float">
            <text:p>217176216064</text:p>
          </table:table-cell>
          <table:table-cell office:value-type="float" office:value="382205952000" calcext:value-type="float">
            <text:p>382205952000</text:p>
          </table:table-cell>
          <table:table-cell office:value-type="float" office:value="1528823808000" calcext:value-type="float">
            <text:p>1528823808000</text:p>
          </table:table-cell>
          <table:table-cell office:value-type="float" office:value="24576" calcext:value-type="float">
            <text:p>24576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5971968000" calcext:value-type="float">
            <text:p>597196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s" table:style-name="ta1"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File</text:p>
          </table:table-cell>
          <table:table-cell table:style-name="ce9" office:value-type="string" calcext:value-type="string">
            <text:p>FramesDecoded</text:p>
          </table:table-cell>
          <table:table-cell table:style-name="ce9" office:value-type="string" calcext:value-type="string">
            <text:p>FramesCounted</text:p>
          </table:table-cell>
          <table:table-cell table:style-name="ce9" office:value-type="string" calcext:value-type="string">
            <text:p>PixelsDifferent</text:p>
          </table:table-cell>
          <table:table-cell table:style-name="ce9" office:value-type="string" calcext:value-type="string">
            <text:p>Scale</text:p>
          </table:table-cell>
          <table:table-cell table:style-name="ce9" office:value-type="string" calcext:value-type="string">
            <text:p>ScaledPixelsDifferent</text:p>
          </table:table-cell>
          <table:table-cell table:style-name="ce9" office:value-type="string" calcext:value-type="string">
            <text:p>BytesPerPixel</text:p>
          </table:table-cell>
          <table:table-cell table:style-name="ce9" office:value-type="string" calcext:value-type="string">
            <text:p>BytesTransmitted</text:p>
          </table:table-cell>
        </table:table-row>
        <table:table-row table:style-name="ro1">
          <table:table-cell office:value-type="string" calcext:value-type="string">
            <text:p>/home/cdestes/Work/recordings/dissertation/vidcon/vidcon4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41425320" calcext:value-type="float">
            <text:p>24142532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241425320" calcext:value-type="float">
            <text:p>241425320</text:p>
          </table:table-cell>
          <table:table-cell office:value-type="float" office:value="3" calcext:value-type="float">
            <text:p>3</text:p>
          </table:table-cell>
          <table:table-cell table:formula="of:=[.F2]*[.G2]" office:value-type="float" office:value="724275960" calcext:value-type="float">
            <text:p>724275960</text:p>
          </table:table-cell>
        </table:table-row>
        <table:table-row table:style-name="ro1">
          <table:table-cell office:value-type="string" calcext:value-type="string">
            <text:p>/home/cdestes/Work/recordings/dissertation/vidcon/vidcon2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33210405" calcext:value-type="float">
            <text:p>233210405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233210405" calcext:value-type="float">
            <text:p>233210405</text:p>
          </table:table-cell>
          <table:table-cell office:value-type="float" office:value="3" calcext:value-type="float">
            <text:p>3</text:p>
          </table:table-cell>
          <table:table-cell table:formula="of:=[.F3]*[.G3]" office:value-type="float" office:value="699631215" calcext:value-type="float">
            <text:p>699631215</text:p>
          </table:table-cell>
        </table:table-row>
        <table:table-row table:style-name="ro1">
          <table:table-cell office:value-type="string" calcext:value-type="string">
            <text:p>/home/cdestes/Work/recordings/dissertation/vidcon/vidcon7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71252634" calcext:value-type="float">
            <text:p>271252634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271252634" calcext:value-type="float">
            <text:p>271252634</text:p>
          </table:table-cell>
          <table:table-cell office:value-type="float" office:value="3" calcext:value-type="float">
            <text:p>3</text:p>
          </table:table-cell>
          <table:table-cell table:formula="of:=[.F4]*[.G4]" office:value-type="float" office:value="813757902" calcext:value-type="float">
            <text:p>813757902</text:p>
          </table:table-cell>
        </table:table-row>
        <table:table-row table:style-name="ro1">
          <table:table-cell office:value-type="string" calcext:value-type="string">
            <text:p>/home/cdestes/Work/recordings/dissertation/vidcon/vidcon0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50455305" calcext:value-type="float">
            <text:p>350455305</text:p>
          </table:table-cell>
          <table:table-cell office:value-type="float" office:value="4" calcext:value-type="float">
            <text:p>4</text:p>
          </table:table-cell>
          <table:table-cell table:formula="of:=[.D5]*[.E5]" office:value-type="float" office:value="1401821220" calcext:value-type="float">
            <text:p>1401821220</text:p>
          </table:table-cell>
          <table:table-cell office:value-type="float" office:value="3" calcext:value-type="float">
            <text:p>3</text:p>
          </table:table-cell>
          <table:table-cell table:formula="of:=[.F5]*[.G5]" office:value-type="float" office:value="4205463660" calcext:value-type="float">
            <text:p>4205463660</text:p>
          </table:table-cell>
        </table:table-row>
        <table:table-row table:style-name="ro1">
          <table:table-cell office:value-type="string" calcext:value-type="string">
            <text:p>/home/cdestes/Work/recordings/dissertation/vidcon/vidcon3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62208326" calcext:value-type="float">
            <text:p>262208326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262208326" calcext:value-type="float">
            <text:p>262208326</text:p>
          </table:table-cell>
          <table:table-cell office:value-type="float" office:value="3" calcext:value-type="float">
            <text:p>3</text:p>
          </table:table-cell>
          <table:table-cell table:formula="of:=[.F6]*[.G6]" office:value-type="float" office:value="786624978" calcext:value-type="float">
            <text:p>786624978</text:p>
          </table:table-cell>
        </table:table-row>
        <table:table-row table:style-name="ro1">
          <table:table-cell office:value-type="string" calcext:value-type="string">
            <text:p>/home/cdestes/Work/recordings/dissertation/vidcon/vidcon1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80419027" calcext:value-type="float">
            <text:p>380419027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380419027" calcext:value-type="float">
            <text:p>380419027</text:p>
          </table:table-cell>
          <table:table-cell office:value-type="float" office:value="3" calcext:value-type="float">
            <text:p>3</text:p>
          </table:table-cell>
          <table:table-cell table:formula="of:=[.F7]*[.G7]" office:value-type="float" office:value="1141257081" calcext:value-type="float">
            <text:p>1141257081</text:p>
          </table:table-cell>
        </table:table-row>
        <table:table-row table:style-name="ro1">
          <table:table-cell office:value-type="string" calcext:value-type="string">
            <text:p>/home/cdestes/Work/recordings/dissertation/vidcon/presentation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7849840" calcext:value-type="float">
            <text:p>7849840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31399360" calcext:value-type="float">
            <text:p>31399360</text:p>
          </table:table-cell>
          <table:table-cell office:value-type="float" office:value="3" calcext:value-type="float">
            <text:p>3</text:p>
          </table:table-cell>
          <table:table-cell table:formula="of:=[.F8]*[.G8]" office:value-type="float" office:value="94198080" calcext:value-type="float">
            <text:p>94198080</text:p>
          </table:table-cell>
        </table:table-row>
        <table:table-row table:style-name="ro1">
          <table:table-cell office:value-type="string" calcext:value-type="string">
            <text:p>/home/cdestes/Work/recordings/dissertation/vidcon/vidcon8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68186733" calcext:value-type="float">
            <text:p>268186733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268186733" calcext:value-type="float">
            <text:p>268186733</text:p>
          </table:table-cell>
          <table:table-cell office:value-type="float" office:value="3" calcext:value-type="float">
            <text:p>3</text:p>
          </table:table-cell>
          <table:table-cell table:formula="of:=[.F9]*[.G9]" office:value-type="float" office:value="804560199" calcext:value-type="float">
            <text:p>804560199</text:p>
          </table:table-cell>
        </table:table-row>
        <table:table-row table:style-name="ro1">
          <table:table-cell office:value-type="string" calcext:value-type="string">
            <text:p>/home/cdestes/Work/recordings/dissertation/vidcon/vidcon6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12756837" calcext:value-type="float">
            <text:p>312756837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312756837" calcext:value-type="float">
            <text:p>312756837</text:p>
          </table:table-cell>
          <table:table-cell office:value-type="float" office:value="3" calcext:value-type="float">
            <text:p>3</text:p>
          </table:table-cell>
          <table:table-cell table:formula="of:=[.F10]*[.G10]" office:value-type="float" office:value="938270511" calcext:value-type="float">
            <text:p>938270511</text:p>
          </table:table-cell>
        </table:table-row>
        <table:table-row table:style-name="ro1">
          <table:table-cell office:value-type="string" calcext:value-type="string">
            <text:p>/home/cdestes/Work/recordings/dissertation/vidcon/vidcon5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65200551" calcext:value-type="float">
            <text:p>365200551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365200551" calcext:value-type="float">
            <text:p>365200551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1095601653" calcext:value-type="float">
            <text:p>1095601653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vidcon Total</text:p>
          </table:table-cell>
          <table:table-cell table:formula="of:=SUM([.D2:.D11])" office:value-type="float" office:value="2692964978" calcext:value-type="float">
            <text:p>2692964978</text:p>
          </table:table-cell>
          <table:table-cell table:number-columns-repeated="2"/>
          <table:table-cell table:style-name="ce9" office:value-type="string" calcext:value-type="string">
            <text:p>vidcon Total</text:p>
          </table:table-cell>
          <table:table-cell table:formula="of:=SUM([.H2:.H11])" office:value-type="float" office:value="11303641239" calcext:value-type="float">
            <text:p>113036412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/home/cdestes/Work/recordings/dissertation/billboard/xmas-center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2765010" calcext:value-type="float">
            <text:p>276501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2765010" calcext:value-type="float">
            <text:p>2765010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8295030" calcext:value-type="float">
            <text:p>8295030</text:p>
          </table:table-cell>
        </table:table-row>
        <table:table-row table:style-name="ro1">
          <table:table-cell office:value-type="string" calcext:value-type="string">
            <text:p>/home/cdestes/Work/recordings/dissertation/billboard/xmas-left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602609" calcext:value-type="float">
            <text:p>602609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602609" calcext:value-type="float">
            <text:p>602609</text:p>
          </table:table-cell>
          <table:table-cell office:value-type="float" office:value="3" calcext:value-type="float">
            <text:p>3</text:p>
          </table:table-cell>
          <table:table-cell table:formula="of:=[.F15]*[.G15]" office:value-type="float" office:value="1807827" calcext:value-type="float">
            <text:p>1807827</text:p>
          </table:table-cell>
        </table:table-row>
        <table:table-row table:style-name="ro1">
          <table:table-cell office:value-type="string" calcext:value-type="string">
            <text:p>/home/cdestes/Work/recordings/dissertation/billboard/xmas-main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81291441" calcext:value-type="float">
            <text:p>81291441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81291441" calcext:value-type="float">
            <text:p>81291441</text:p>
          </table:table-cell>
          <table:table-cell office:value-type="float" office:value="3" calcext:value-type="float">
            <text:p>3</text:p>
          </table:table-cell>
          <table:table-cell table:formula="of:=[.F16]*[.G16]" office:value-type="float" office:value="243874323" calcext:value-type="float">
            <text:p>243874323</text:p>
          </table:table-cell>
        </table:table-row>
        <table:table-row table:style-name="ro1">
          <table:table-cell office:value-type="string" calcext:value-type="string">
            <text:p>/home/cdestes/Work/recordings/dissertation/billboard/xmas-right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37884338" calcext:value-type="float">
            <text:p>37884338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37884338" calcext:value-type="float">
            <text:p>37884338</text:p>
          </table:table-cell>
          <table:table-cell office:value-type="float" office:value="3" calcext:value-type="float">
            <text:p>3</text:p>
          </table:table-cell>
          <table:table-cell table:formula="of:=[.F17]*[.G17]" office:value-type="float" office:value="113653014" calcext:value-type="float">
            <text:p>113653014</text:p>
          </table:table-cell>
        </table:table-row>
        <table:table-row table:style-name="ro1">
          <table:table-cell office:value-type="string" calcext:value-type="string">
            <text:p>/home/cdestes/Work/recordings/dissertation/billboard/xmas-bottom.m4v</text:p>
          </table:table-cell>
          <table:table-cell office:value-type="float" office:value="360" calcext:value-type="float">
            <text:p>360</text:p>
          </table:table-cell>
          <table:table-cell office:value-type="float" office:value="240" calcext:value-type="float">
            <text:p>240</text:p>
          </table:table-cell>
          <table:table-cell office:value-type="float" office:value="15612018" calcext:value-type="float">
            <text:p>1561201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15612018" calcext:value-type="float">
            <text:p>15612018</text:p>
          </table:table-cell>
          <table:table-cell office:value-type="float" office:value="3" calcext:value-type="float">
            <text:p>3</text:p>
          </table:table-cell>
          <table:table-cell table:formula="of:=[.F18]*[.G18]" office:value-type="float" office:value="46836054" calcext:value-type="float">
            <text:p>46836054</text:p>
          </table:table-cell>
        </table:table-row>
        <table:table-row table:style-name="ro1">
          <table:table-cell office:value-type="string" calcext:value-type="string">
            <text:p>/home/cdestes/Work/recordings/dissertation/billboard/skyfall-4k.mp4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231181047" calcext:value-type="float">
            <text:p>1231181047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1231181047" calcext:value-type="float">
            <text:p>1231181047</text:p>
          </table:table-cell>
          <table:table-cell office:value-type="float" office:value="3" calcext:value-type="float">
            <text:p>3</text:p>
          </table:table-cell>
          <table:table-cell table:formula="of:=[.F19]*[.G19]" office:value-type="float" office:value="3693543141" calcext:value-type="float">
            <text:p>3693543141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billboard Total</text:p>
          </table:table-cell>
          <table:table-cell table:formula="of:=SUM([.D14:.D19])" office:value-type="float" office:value="1369336463" calcext:value-type="float">
            <text:p>1369336463</text:p>
          </table:table-cell>
          <table:table-cell table:number-columns-repeated="2"/>
          <table:table-cell table:style-name="ce9" office:value-type="string" calcext:value-type="string">
            <text:p>billboard Total</text:p>
          </table:table-cell>
          <table:table-cell table:formula="of:=SUM([.H14:.H19])" office:value-type="float" office:value="4108009389" calcext:value-type="float">
            <text:p>410800938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/home/cdestes/Work/recordings/dissertation/jumbo/commercial-1080p.ts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72210227" calcext:value-type="float">
            <text:p>372210227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372210227" calcext:value-type="float">
            <text:p>372210227</text:p>
          </table:table-cell>
          <table:table-cell office:value-type="float" office:value="3" calcext:value-type="float">
            <text:p>3</text:p>
          </table:table-cell>
          <table:table-cell table:formula="of:=[.F22]*[.G22]" office:value-type="float" office:value="1116630681" calcext:value-type="float">
            <text:p>1116630681</text:p>
          </table:table-cell>
        </table:table-row>
        <table:table-row table:style-name="ro1">
          <table:table-cell office:value-type="string" calcext:value-type="string">
            <text:p>/home/cdestes/Work/recordings/dissertation/jumbo/scoreboard.m4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397480" calcext:value-type="float">
            <text:p>3397480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3397480" calcext:value-type="float">
            <text:p>3397480</text:p>
          </table:table-cell>
          <table:table-cell office:value-type="float" office:value="3" calcext:value-type="float">
            <text:p>3</text:p>
          </table:table-cell>
          <table:table-cell table:formula="of:=[.F23]*[.G23]" office:value-type="float" office:value="10192440" calcext:value-type="float">
            <text:p>10192440</text:p>
          </table:table-cell>
        </table:table-row>
        <table:table-row table:style-name="ro1">
          <table:table-cell office:value-type="string" calcext:value-type="string">
            <text:p>/home/cdestes/Work/recordings/dissertation/jumbo/soccer-1080p.mo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67286459" calcext:value-type="float">
            <text:p>367286459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367286459" calcext:value-type="float">
            <text:p>367286459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1101859377" calcext:value-type="float">
            <text:p>1101859377</text:p>
          </table:table-cell>
        </table:table-row>
        <table:table-row table:style-name="ro1">
          <table:table-cell office:value-type="string" calcext:value-type="string">
            <text:p>/home/cdestes/Work/recordings/dissertation/jumbo/ticker.m4v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06825947" calcext:value-type="float">
            <text:p>206825947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206825947" calcext:value-type="float">
            <text:p>206825947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620477841" calcext:value-type="float">
            <text:p>620477841</text:p>
          </table:table-cell>
        </table:table-row>
        <table:table-row table:style-name="ro1">
          <table:table-cell office:value-type="string" calcext:value-type="string">
            <text:p>/home/cdestes/Work/recordings/dissertation/jumbo/soccer-4k.mov</text:p>
          </table:table-cell>
          <table:table-cell office:value-type="float" office:value="720" calcext:value-type="float">
            <text:p>720</text:p>
          </table:table-cell>
          <table:table-cell office:value-type="float" office:value="240" calcext:value-type="float">
            <text:p>240</text:p>
          </table:table-cell>
          <table:table-cell office:value-type="float" office:value="1414621911" calcext:value-type="float">
            <text:p>1414621911</text:p>
          </table:table-cell>
          <table:table-cell office:value-type="float" office:value="4" calcext:value-type="float">
            <text:p>4</text:p>
          </table:table-cell>
          <table:table-cell table:formula="of:=[.D26]*[.E26]" office:value-type="float" office:value="5658487644" calcext:value-type="float">
            <text:p>5658487644</text:p>
          </table:table-cell>
          <table:table-cell office:value-type="float" office:value="3" calcext:value-type="float">
            <text:p>3</text:p>
          </table:table-cell>
          <table:table-cell table:formula="of:=[.F26]*[.G26]" office:value-type="float" office:value="16975462932" calcext:value-type="float">
            <text:p>16975462932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jumbo Total</text:p>
          </table:table-cell>
          <table:table-cell table:formula="of:=SUM([.D22:.D26])" office:value-type="float" office:value="2364342024" calcext:value-type="float">
            <text:p>2364342024</text:p>
          </table:table-cell>
          <table:table-cell table:number-columns-repeated="2"/>
          <table:table-cell table:style-name="ce9" office:value-type="string" calcext:value-type="string">
            <text:p>jumbo Total</text:p>
          </table:table-cell>
          <table:table-cell table:formula="of:=SUM([.H22:.H26])" office:value-type="float" office:value="19824623271" calcext:value-type="float">
            <text:p>19824623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7:31:17.496567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06:44.098438298</meta:creation-date>
    <dc:date>2019-03-13T17:38:26.381613112</dc:date>
    <meta:editing-duration>PT3H8M26S</meta:editing-duration>
    <meta:editing-cycles>6</meta:editing-cycles>
    <meta:generator>LibreOffice/4.2.8.2$Linux_X86_64 LibreOffice_project/420m0$Build-2</meta:generator>
    <meta:document-statistic meta:table-count="3" meta:cell-count="552" meta:object-count="0"/>
  </office:meta>
</office:document-meta>
</file>